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style:style>
    <style:style style:name="P2" style:family="paragraph" style:parent-style-name="Text_20_body">
      <loext:graphic-properties draw:fill="solid" draw:fill-color="#fcf9e8" draw:opacity="100%"/>
      <style:paragraph-properties fo:margin-left="0cm" fo:margin-right="0cm" fo:margin-top="0cm" fo:margin-bottom="0.212cm" loext:contextual-spacing="false" fo:text-align="justify" style:justify-single-word="false" fo:text-indent="0.529cm" style:auto-text-indent="false" fo:background-color="#fcf9e8"/>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rem ipsum dolor sit amet, consectetuer adipiscing elit. Pellentesque habitant morbi tristique senectus et netus et malesuada fames ac turpis egestas. Mauris tincidunt sem sed arcu. Duis sapien nunc, commodo et, interdum suscipit, sollicitudin et, dolor. Duis condimentum augue id magna semper rutrum. Nam quis nulla. Fusce dui leo, imperdiet in, aliquam sit amet, feugiat eu, orci. Fusce consectetuer risus a nunc. Sed ac dolor sit amet purus malesuada congue. Nullam dapibus fermentum ipsum. Aliquam ante. Pellentesque arcu. Praesent id justo in neque elementum ultrices. Maecenas fermentum, sem in pharetra pellentesque, velit turpis volutpat ante, in pharetra metus odio a lectus. Duis bibendum, lectus ut viverra rhoncus, dolor nunc faucibus libero, eget facilisis enim ipsum id lacus. In enim a arcu imperdiet malesuada. Fusce aliquam vestibulum ipsum.</text:p>
      <text:p text:style-name="P2">Pellentesque ipsum. Etiam commodo dui eget wisi. Sed ac dolor sit amet purus malesuada congue. In rutrum. Mauris elementum mauris vitae tortor. Pellentesque habitant morbi tristique senectus et netus et malesuada fames ac turpis egestas. Maecenas ipsum velit, consectetuer eu lobortis ut, dictum at dui. Morbi scelerisque luctus velit. Duis risus. Integer lacinia. Sed ut perspiciatis unde omnis iste natus error sit voluptatem accusantium doloremque laudantium, totam rem aperiam, eaque ipsa quae ab illo inventore veritatis et quasi architecto beatae vitae dicta sunt explicabo.</text:p>
      <text:p text:style-name="P2">Curabitur ligula sapien, pulvinar a vestibulum quis, facilisis vel sapien. Integer in sapien. Aliquam id dolor. Et harum quidem rerum facilis est et expedita distinctio. Cras pede libero, dapibus nec, pretium sit amet, tempor quis. Etiam egestas wisi a erat. Aliquam erat volutpat. Donec quis nibh at felis congue commodo. Pellentesque arcu. Maecenas ipsum velit, consectetuer eu lobortis ut, dictum at dui. Aliquam erat volutpat. Morbi leo mi, nonummy eget tristique non, rhoncus non leo. Class aptent taciti sociosqu ad litora torquent per conubia nostra, per inceptos hymenaeos. Phasellus et lorem id felis nonummy placerat. Duis bibendum, lectus ut viverra rhoncus, dolor nunc faucibus libero, eget facilisis enim ipsum id lacus. Mauris elementum mauris vitae tortor. Nullam faucibus mi quis velit. Morbi scelerisque luctus velit. Nemo enim ipsam voluptatem quia voluptas sit aspernatur aut odit aut fugit, sed quia consequuntur magni dolores eos qui ratione voluptatem sequi nesciunt. Phasellus et lorem id felis nonummy placerat.</text:p>
      <text:p text:style-name="P2">Nulla non arcu lacinia neque faucibus fringilla. Sed elit dui, pellentesque a, faucibus vel, interdum nec, diam. Lorem ipsum dolor sit amet, consectetuer adipiscing elit. Nunc dapibus tortor vel mi dapibus sollicitudin. Maecenas lorem. Quisque tincidunt scelerisque libero. Etiam dictum tincidunt diam. Nullam sapien sem, ornare ac, nonummy non, lobortis a enim. Integer malesuada. Nullam rhoncus aliquam metus. Etiam commodo dui eget wisi. Nemo enim ipsam voluptatem quia voluptas sit aspernatur aut odit aut fugit, sed quia consequuntur magni dolores eos qui ratione voluptatem sequi nesciunt. Pellentesque habitant morbi tristique senectus et netus et malesuada fames ac turpis egestas. Fusce tellus.</text:p>
      <text:p text:style-name="P2">In convallis. Integer rutrum, orci vestibulum ullamcorper ultricies, lacus quam ultricies odio, vitae placerat pede sem sit amet enim. Aenean id metus id velit ullamcorper pulvinar. Mauris suscipit, ligula sit amet pharetra semper, nibh ante cursus purus, vel sagittis velit mauris vel metus. Fusce dui leo, imperdiet in, aliquam sit amet, feugiat eu, orci. Donec <text:soft-page-break/>vitae arcu. Curabitur bibendum justo non orci. Vivamus luctus egestas leo. Donec iaculis gravida nulla. Maecenas fermentum, sem in pharetra pellentesque, velit turpis volutpat ante, in pharetra metus odio a lectus.</text:p>
      <text:p text:style-name="P2">Fusce nibh. Vivamus porttitor turpis ac leo. Nullam feugiat, turpis at pulvinar vulputate, erat libero tristique tellus, nec bibendum odio risus sit amet ante. Integer tempor. Cras elementum. Vestibulum fermentum tortor id mi. Maecenas aliquet accumsan leo. Aliquam ante. Itaque earum rerum hic tenetur a sapiente delectus, ut aut reiciendis voluptatibus maiores alias consequatur aut perferendis doloribus asperiores repellat. Praesent in mauris eu tortor porttitor accumsan. Aliquam id dolor. Etiam dictum tincidunt diam.</text:p>
      <text:p text:style-name="P2">Duis viverra diam non justo. Etiam ligula pede, sagittis quis, interdum ultricies, scelerisque eu. Cras elementum. Morbi imperdiet, mauris ac auctor dictum, nisl ligula egestas nulla, et sollicitudin sem purus in lacus. Etiam dictum tincidunt diam. Mauris suscipit, ligula sit amet pharetra semper, nibh ante cursus purus, vel sagittis velit mauris vel metus. Maecenas fermentum, sem in pharetra pellentesque, velit turpis volutpat ante, in pharetra metus odio a lectus. Aliquam ornare wisi eu metus. Nunc tincidunt ante vitae massa. Nullam lectus justo, vulputate eget mollis sed, tempor sed magna.</text:p>
      <text:p text:style-name="P2">Maecenas libero. Nulla turpis magna, cursus sit amet, suscipit a, interdum id, felis. Nam libero tempore, cum soluta nobis est eligendi optio cumque nihil impedit quo minus id quod maxime placeat facere possimus, omnis voluptas assumenda est, omnis dolor repellendus. Praesent in mauris eu tortor porttitor accumsan. Lorem ipsum dolor sit amet, consectetuer adipiscing elit. Pellentesque pretium lectus id turpis. Nunc dapibus tortor vel mi dapibus sollicitudin. Etiam commodo dui eget wisi. Aliquam erat volutpat. Duis bibendum, lectus ut viverra rhoncus, dolor nunc faucibus libero, eget facilisis enim ipsum id lacus. Mauris dictum facilisis augue. Integer imperdiet lectus quis justo. Nulla accumsan, elit sit amet varius semper, nulla mauris mollis quam, tempor suscipit diam nulla vel leo. Sed elit dui, pellentesque a, faucibus vel, interdum nec, diam. Duis viverra diam non justo. Sed ac dolor sit amet purus malesuada congue. Curabitur sagittis hendrerit ante. Integer tempor.</text:p>
      <text:p text:style-name="P2">Vestibulum erat nulla, ullamcorper nec, rutrum non, nonummy ac, erat. Maecenas aliquet accumsan leo. Cras elementum. Aliquam erat volutpat. Lorem ipsum dolor sit amet, consectetuer adipiscing elit. Aenean vel massa quis mauris vehicula lacinia. In enim a arcu imperdiet malesuada. Duis pulvinar. Mauris metus. Quis autem vel eum iure reprehenderit qui in ea voluptate velit esse quam nihil molestiae consequatur, vel illum qui dolorem eum fugiat quo voluptas nulla pariatur? Suspendisse nisl. Maecenas lorem. Phasellus et lorem id felis nonummy placerat.</text:p>
      <text:p text:style-name="P2">In enim a arcu imperdiet malesuada. Nam sed tellus id magna elementum tincidunt. Cum sociis natoque penatibus et magnis dis parturient montes, nascetur ridiculus mus. Integer malesuada. Nullam dapibus fermentum ipsum. Neque porro quisquam est, qui dolorem ipsum quia dolor sit amet, consectetur, adipisci velit, sed quia non numquam eius modi tempora incidunt ut labore et dolore magnam aliquam quaerat voluptatem. Etiam sapien elit, consequat eget, tristique non, venenatis quis, ante. Fusce suscipit libero eget elit. Etiam egestas wisi a erat. Suspendisse nisl. Fusce consectetuer risus a nunc. Neque <text:soft-page-break/>porro quisquam est, qui dolorem ipsum quia dolor sit amet, consectetur, adipisci velit, sed quia non numquam eius modi tempora incidunt ut labore et dolore magnam aliquam quaerat voluptatem. Etiam dui sem, fermentum vitae, sagittis id, malesuada in, quam. Integer lacinia. Temporibus autem quibusdam et aut officiis debitis aut rerum necessitatibus saepe eveniet ut et voluptates repudiandae sint et molestiae non recusandae. Nam sed tellus id magna elementum tincidunt. Fusce tellus. Fusce consectetuer risus a nunc. Phasellus faucibus molestie nisl.</text:p>
      <text:p text:style-name="P2">In convallis. Fusce nibh. Nullam rhoncus aliquam metus. Curabitur vitae diam non enim vestibulum interdum. Nemo enim ipsam voluptatem quia voluptas sit aspernatur aut odit aut fugit, sed quia consequuntur magni dolores eos qui ratione voluptatem sequi nesciunt. Praesent vitae arcu tempor neque lacinia pretium. Pellentesque habitant morbi tristique senectus et netus et malesuada fames ac turpis egestas. Mauris suscipit, ligula sit amet pharetra semper, nibh ante cursus purus, vel sagittis velit mauris vel metus. Vivamus porttitor turpis ac leo. Sed vel lectus. Donec odio tempus molestie, porttitor ut, iaculis quis, sem. Vivamus porttitor turpis ac leo. Sed vel lectus. Donec odio tempus molestie, porttitor ut, iaculis quis, sem.</text:p>
      <text:p text:style-name="P2">Nullam dapibus fermentum ipsum. Nam quis nulla. Cum sociis natoque penatibus et magnis dis parturient montes, nascetur ridiculus mus. Sed ac dolor sit amet purus malesuada congue. Pellentesque ipsum. Integer imperdiet lectus quis justo. Cras elementum. Morbi imperdiet, mauris ac auctor dictum, nisl ligula egestas nulla, et sollicitudin sem purus in lacus. Duis ante orci, molestie vitae vehicula venenatis, tincidunt ac pede. Aliquam erat volutpat. Nullam feugiat, turpis at pulvinar vulputate, erat libero tristique tellus, nec bibendum odio risus sit amet ante. Duis pulvinar. Duis condimentum augue id magna semper rutrum. Mauris metus. Aenean placerat. Pellentesque pretium lectus id turpis.</text:p>
      <text:p text:style-name="P2">Donec ipsum massa, ullamcorper in, auctor et, scelerisque sed, est. Ut enim ad minima veniam, quis nostrum exercitationem ullam corporis suscipit laboriosam, nisi ut aliquid ex ea commodi consequatur? Etiam ligula pede, sagittis quis, interdum ultricies, scelerisque eu. Mauris dolor felis, sagittis at, luctus sed, aliquam non, tellus. Nullam sapien sem, ornare ac, nonummy non, lobortis a enim. Pellentesque sapien. Nulla pulvinar eleifend sem. Nunc dapibus tortor vel mi dapibus sollicitudin. Mauris dictum facilisis augue. Nullam rhoncus aliquam metus. Pellentesque pretium lectus id turpis. Fusce wisi. Lorem ipsum dolor sit amet, consectetuer adipiscing elit. Duis aute irure dolor in reprehenderit in voluptate velit esse cillum dolore eu fugiat nulla pariatur. Aliquam ornare wisi eu metus. In rutrum. Donec ipsum massa, ullamcorper in, auctor et, scelerisque sed, est. Aliquam in lorem sit amet leo accumsan lacinia. Phasellus enim erat, vestibulum vel, aliquam a, posuere eu, velit. Donec vitae arcu.</text:p>
      <text:p text:style-name="P2">Maecenas lorem. Integer pellentesque quam vel velit. Phasellus faucibus molestie nisl. Nulla est. Proin pede metus, vulputate nec, fermentum fringilla, vehicula vitae, justo. Nulla non arcu lacinia neque faucibus fringilla. Maecenas fermentum, sem in pharetra pellentesque, velit turpis volutpat ante, in pharetra metus odio a lectus. Pellentesque arcu. Fusce dui leo, imperdiet in, aliquam sit amet, feugiat eu, orci. Maecenas ipsum velit, <text:soft-page-break/>consectetuer eu lobortis ut, dictum at dui. Quis autem vel eum iure reprehenderit qui in ea voluptate velit esse quam nihil molestiae consequatur, vel illum qui dolorem eum fugiat quo voluptas nulla pariatur? Etiam egestas wisi a erat. Praesent dapibus. Maecenas ipsum velit, consectetuer eu lobortis ut, dictum at dui.</text:p>
      <text:p text:style-name="P2">Proin mattis lacinia justo. Pellentesque ipsum. Etiam neque. Nulla est. Aliquam erat volutpat. Aliquam erat volutpat. Nulla non arcu lacinia neque faucibus fringilla. Duis aute irure dolor in reprehenderit in voluptate velit esse cillum dolore eu fugiat nulla pariatur. Cras elementum. Nullam sit amet magna in magna gravida vehicula. Vivamus ac leo pretium faucibus. Praesent id justo in neque elementum ultrices. Etiam sapien elit, consequat eget, tristique non, venenatis quis, ante.</text:p>
      <text:p text:style-name="P2">Mauris suscipit, ligula sit amet pharetra semper, nibh ante cursus purus, vel sagittis velit mauris vel metus. Proin in tellus sit amet nibh dignissim sagittis. Curabitur ligula sapien, pulvinar a vestibulum quis, facilisis vel sapien. In enim a arcu imperdiet malesuada. Aliquam ornare wisi eu metus. Aliquam ante. Curabitur bibendum justo non orci. Etiam dui sem, fermentum vitae, sagittis id, malesuada in, quam. Nullam rhoncus aliquam metus. Aliquam erat volutpat. Fusce aliquam vestibulum ipsum.</text:p>
      <text:p text:style-name="P2">Fusce suscipit libero eget elit. Curabitur ligula sapien, pulvinar a vestibulum quis, facilisis vel sapien. Nullam lectus justo, vulputate eget mollis sed, tempor sed magna. In laoreet, magna id viverra tincidunt, sem odio bibendum justo, vel imperdiet sapien wisi sed libero. Duis risus. Fusce tellus odio, dapibus id fermentum quis, suscipit id erat. Etiam commodo dui eget wisi. Pellentesque habitant morbi tristique senectus et netus et malesuada fames ac turpis egestas. Mauris elementum mauris vitae tortor. Donec quis nibh at felis congue commodo. Integer malesuada. Etiam egestas wisi a erat. Phasellus et lorem id felis nonummy placerat. Sed convallis magna eu sem.</text:p>
      <text:p text:style-name="P2">Fusce consectetuer risus a nunc. Integer pellentesque quam vel velit. Aliquam in lorem sit amet leo accumsan lacinia. Nulla non lectus sed nisl molestie malesuada. Morbi scelerisque luctus velit. Mauris dolor felis, sagittis at, luctus sed, aliquam non, tellus. Ut tempus purus at lorem. Temporibus autem quibusdam et aut officiis debitis aut rerum necessitatibus saepe eveniet ut et voluptates repudiandae sint et molestiae non recusandae. Curabitur ligula sapien, pulvinar a vestibulum quis, facilisis vel sapien. In sem justo, commodo ut, suscipit at, pharetra vitae, orci. Maecenas fermentum, sem in pharetra pellentesque, velit turpis volutpat ante, in pharetra metus odio a lectus. Mauris suscipit, ligula sit amet pharetra semper, nibh ante cursus purus, vel sagittis velit mauris vel metus. Etiam commodo dui eget wisi. Excepteur sint occaecat cupidatat non proident, sunt in culpa qui officia deserunt mollit anim id est laborum. Vestibulum erat nulla, ullamcorper nec, rutrum non, nonummy ac, erat. Nullam sapien sem, ornare ac, nonummy non, lobortis a enim. Etiam neque. Ut tempus purus at lorem. Pellentesque arcu.</text:p>
      <text:p text:style-name="P2">Aenean id metus id velit ullamcorper pulvinar. Integer tempor. Duis viverra diam non justo. Etiam egestas wisi a erat. Aenean id metus id velit ullamcorper pulvinar. Sed ac dolor sit amet purus malesuada congue. Nullam dapibus fermentum ipsum. Excepteur sint occaecat cupidatat non proident, sunt in culpa qui officia deserunt mollit anim id est laborum. Duis risus. Aenean vel massa quis mauris vehicula lacinia. Fusce consectetuer <text:soft-page-break/>risus a nunc. Ut enim ad minima veniam, quis nostrum exercitationem ullam corporis suscipit laboriosam, nisi ut aliquid ex ea commodi consequatur? Quisque porta. Proin pede metus, vulputate nec, fermentum fringilla, vehicula vitae, justo. Nulla non arcu lacinia neque faucibus fringilla. Nulla non lectus sed nisl molestie malesuada. Aliquam erat volutpat.</text:p>
      <text:p text:style-name="P2">Phasellus et lorem id felis nonummy placerat. Fusce suscipit libero eget elit. Integer lacinia. Etiam sapien elit, consequat eget, tristique non, venenatis quis, ante. Nullam rhoncus aliquam metus. Itaque earum rerum hic tenetur a sapiente delectus, ut aut reiciendis voluptatibus maiores alias consequatur aut perferendis doloribus asperiores repellat. Fusce consectetuer risus a nunc. Etiam posuere lacus quis dolor. Nulla non arcu lacinia neque faucibus fringilla. Maecenas aliquet accumsan leo. Nunc auctor. Cum sociis natoque penatibus et magnis dis parturient montes, nascetur ridiculus mus. Integer tempor. Cras pede libero, dapibus nec, pretium sit amet, tempor quis. Donec ipsum massa, ullamcorper in, auctor et, scelerisque sed, est. Phasellus enim erat, vestibulum vel, aliquam a, posuere eu, velit.</text:p>
      <text:p text:style-name="P2">Praesent vitae arcu tempor neque lacinia pretium. Duis viverra diam non justo. Nulla accumsan, elit sit amet varius semper, nulla mauris mollis quam, tempor suscipit diam nulla vel leo. In laoreet, magna id viverra tincidunt, sem odio bibendum justo, vel imperdiet sapien wisi sed libero. Temporibus autem quibusdam et aut officiis debitis aut rerum necessitatibus saepe eveniet ut et voluptates repudiandae sint et molestiae non recusandae. Nunc dapibus tortor vel mi dapibus sollicitudin. In enim a arcu imperdiet malesuada. Fusce suscipit libero eget elit. Praesent dapibus. Quis autem vel eum iure reprehenderit qui in ea voluptate velit esse quam nihil molestiae consequatur, vel illum qui dolorem eum fugiat quo voluptas nulla pariatur? Etiam ligula pede, sagittis quis, interdum ultricies, scelerisque eu.</text:p>
      <text:p text:style-name="P2">In rutrum. Mauris suscipit, ligula sit amet pharetra semper, nibh ante cursus purus, vel sagittis velit mauris vel metus. Duis condimentum augue id magna semper rutrum. Sed ut perspiciatis unde omnis iste natus error sit voluptatem accusantium doloremque laudantium, totam rem aperiam, eaque ipsa quae ab illo inventore veritatis et quasi architecto beatae vitae dicta sunt explicabo. Vestibulum fermentum tortor id mi. Duis pulvinar. Fusce tellus. Morbi scelerisque luctus velit. Maecenas aliquet accumsan leo. Nam libero tempore, cum soluta nobis est eligendi optio cumque nihil impedit quo minus id quod maxime placeat facere possimus, omnis voluptas assumenda est, omnis dolor repellendus. Fusce aliquam vestibulum ipsum. Phasellus enim erat, vestibulum vel, aliquam a, posuere eu, velit. Mauris dictum facilisis augue. In dapibus augue non sapien. Donec quis nibh at felis congue commodo. Morbi scelerisque luctus velit. Fusce tellus odio, dapibus id fermentum quis, suscipit id erat. Temporibus autem quibusdam et aut officiis debitis aut rerum necessitatibus saepe eveniet ut et voluptates repudiandae sint et molestiae non recusandae.</text:p>
      <text:p text:style-name="P2">Cum sociis natoque penatibus et magnis dis parturient montes, nascetur ridiculus mus. Nullam dapibus fermentum ipsum. Proin mattis lacinia justo. Class aptent taciti sociosqu ad litora torquent per conubia nostra, per inceptos hymenaeos. Vivamus porttitor turpis ac <text:soft-page-break/>leo. Maecenas fermentum, sem in pharetra pellentesque, velit turpis volutpat ante, in pharetra metus odio a lectus. Nullam justo enim, consectetuer nec, ullamcorper ac, vestibulum in, elit. Integer pellentesque quam vel velit. Curabitur ligula sapien, pulvinar a vestibulum quis, facilisis vel sapien. Mauris tincidunt sem sed arcu. Nullam justo enim, consectetuer nec, ullamcorper ac, vestibulum in, elit.</text:p>
      <text:p text:style-name="P2">Mauris suscipit, ligula sit amet pharetra semper, nibh ante cursus purus, vel sagittis velit mauris vel metus. Aliquam erat volutpat. In convallis. Phasellus faucibus molestie nisl. Nulla non lectus sed nisl molestie malesuada. Neque porro quisquam est, qui dolorem ipsum quia dolor sit amet, consectetur, adipisci velit, sed quia non numquam eius modi tempora incidunt ut labore et dolore magnam aliquam quaerat voluptatem. Cras elementum. Fusce aliquam vestibulum ipsum. Nam quis nulla. Itaque earum rerum hic tenetur a sapiente delectus, ut aut reiciendis voluptatibus maiores alias consequatur aut perferendis doloribus asperiores repellat. Suspendisse sagittis ultrices augue. In enim a arcu imperdiet malesuada. Quisque tincidunt scelerisque libero. Duis condimentum augue id magna semper rutrum. Nulla accumsan, elit sit amet varius semper, nulla mauris mollis quam, tempor suscipit diam nulla vel leo. Etiam quis quam. Aliquam erat volutpat. Nulla accumsan, elit sit amet varius semper, nulla mauris mollis quam, tempor suscipit diam nulla vel leo. Vestibulum fermentum tortor id mi.</text:p>
      <text:p text:style-name="P2">Etiam neque. Nulla quis diam. Mauris metus. In enim a arcu imperdiet malesuada. Maecenas ipsum velit, consectetuer eu lobortis ut, dictum at dui. Maecenas fermentum, sem in pharetra pellentesque, velit turpis volutpat ante, in pharetra metus odio a lectus. Fusce tellus. Integer malesuada. Etiam sapien elit, consequat eget, tristique non, venenatis quis, ante. Neque porro quisquam est, qui dolorem ipsum quia dolor sit amet, consectetur, adipisci velit, sed quia non numquam eius modi tempora incidunt ut labore et dolore magnam aliquam quaerat voluptatem. Fusce tellus odio, dapibus id fermentum quis, suscipit id erat. Etiam egestas wisi a erat. Cras elementum. Nullam sapien sem, ornare ac, nonummy non, lobortis a enim. Praesent dapibus. Suspendisse sagittis ultrices augue. Praesent in mauris eu tortor porttitor accumsan. Etiam posuere lacus quis dolor.</text:p>
      <text:p text:style-name="P2">Etiam bibendum elit eget erat. Ut enim ad minim veniam, quis nostrud exercitation ullamco laboris nisi ut aliquip ex ea commodo consequat. In laoreet, magna id viverra tincidunt, sem odio bibendum justo, vel imperdiet sapien wisi sed libero. Fusce aliquam vestibulum ipsum. Duis bibendum, lectus ut viverra rhoncus, dolor nunc faucibus libero, eget facilisis enim ipsum id lacus. Nullam dapibus fermentum ipsum. Phasellus rhoncus. Cras pede libero, dapibus nec, pretium sit amet, tempor quis. Duis ante orci, molestie vitae vehicula venenatis, tincidunt ac pede. Integer vulputate sem a nibh rutrum consequat. Pellentesque pretium lectus id turpis. Etiam neque. Nam libero tempore, cum soluta nobis est eligendi optio cumque nihil impedit quo minus id quod maxime placeat facere possimus, omnis voluptas assumenda est, omnis dolor repellendus. Integer vulputate sem a nibh rutrum consequat. Nullam feugiat, turpis at pulvinar vulputate, erat libero tristique tellus, nec bibendum odio risus sit amet ante. Nullam faucibus mi quis velit. Aenean placerat. Morbi leo mi, nonummy eget tristique non, rhoncus non leo. Praesent dapibus. Praesent in mauris eu tortor porttitor accumsan.</text:p>
      <text:p text:style-name="P2"><text:soft-page-break/>Mauris elementum mauris vitae tortor. Maecenas aliquet accumsan leo. Vestibulum fermentum tortor id mi. Curabitur ligula sapien, pulvinar a vestibulum quis, facilisis vel sapien. Cum sociis natoque penatibus et magnis dis parturient montes, nascetur ridiculus mus. Aenean placerat. Etiam commodo dui eget wisi. Nulla pulvinar eleifend sem. Lorem ipsum dolor sit amet, consectetuer adipiscing elit. Integer pellentesque quam vel velit. Et harum quidem rerum facilis est et expedita distinctio. Phasellus et lorem id felis nonummy placerat. Aliquam erat volutpat.</text:p>
      <text:p text:style-name="P2">Nulla non lectus sed nisl molestie malesuada. Sed convallis magna eu sem. Vivamus porttitor turpis ac leo. Class aptent taciti sociosqu ad litora torquent per conubia nostra, per inceptos hymenaeos. Pellentesque habitant morbi tristique senectus et netus et malesuada fames ac turpis egestas. Nam libero tempore, cum soluta nobis est eligendi optio cumque nihil impedit quo minus id quod maxime placeat facere possimus, omnis voluptas assumenda est, omnis dolor repellendus. Phasellus rhoncus. Duis aute irure dolor in reprehenderit in voluptate velit esse cillum dolore eu fugiat nulla pariatur. Fusce suscipit libero eget elit. Etiam bibendum elit eget erat. Sed ut perspiciatis unde omnis iste natus error sit voluptatem accusantium doloremque laudantium, totam rem aperiam, eaque ipsa quae ab illo inventore veritatis et quasi architecto beatae vitae dicta sunt explicabo. Vivamus luctus egestas leo.</text:p>
      <text:p text:style-name="P2">Vivamus luctus egestas leo. Duis aute irure dolor in reprehenderit in voluptate velit esse cillum dolore eu fugiat nulla pariatur. Phasellus faucibus molestie nisl. Nullam sapien sem, ornare ac, nonummy non, lobortis a enim. Nullam justo enim, consectetuer nec, ullamcorper ac, vestibulum in, elit. Maecenas aliquet accumsan leo. Vivamus ac leo pretium faucibus. Aenean placerat. Etiam egestas wisi a erat. Class aptent taciti sociosqu ad litora torquent per conubia nostra, per inceptos hymenaeos. Integer pellentesque quam vel velit. Phasellus faucibus molestie nisl. Integer vulputate sem a nibh rutrum consequat. Nam quis nulla. Aliquam erat volutpat. Integer tempor. Phasellus enim erat, vestibulum vel, aliquam a, posuere eu, velit.</text:p>
      <text:p text:style-name="P2">Sed ut perspiciatis unde omnis iste natus error sit voluptatem accusantium doloremque laudantium, totam rem aperiam, eaque ipsa quae ab illo inventore veritatis et quasi architecto beatae vitae dicta sunt explicabo. Integer vulputate sem a nibh rutrum consequat. Proin in tellus sit amet nibh dignissim sagittis. Sed convallis magna eu sem. Nam quis nulla. Nunc dapibus tortor vel mi dapibus sollicitudin. Temporibus autem quibusdam et aut officiis debitis aut rerum necessitatibus saepe eveniet ut et voluptates repudiandae sint et molestiae non recusandae. Ut tempus purus at lorem. Excepteur sint occaecat cupidatat non proident, sunt in culpa qui officia deserunt mollit anim id est laborum. Curabitur vitae diam non enim vestibulum interdum. In rutrum. Ut enim ad minima veniam, quis nostrum exercitationem ullam corporis suscipit laboriosam, nisi ut aliquid ex ea commodi consequatur? Duis ante orci, molestie vitae vehicula venenatis, tincidunt ac pede.</text:p>
      <text:p text:style-name="P2">Aliquam erat volutpat. Vestibulum fermentum tortor id mi. Curabitur sagittis hendrerit ante. Duis bibendum, lectus ut viverra rhoncus, dolor nunc faucibus libero, eget facilisis enim ipsum id lacus. Praesent dapibus. Maecenas ipsum velit, consectetuer eu lobortis ut, <text:soft-page-break/>dictum at dui. Etiam bibendum elit eget erat. Cum sociis natoque penatibus et magnis dis parturient montes, nascetur ridiculus mus. Cum sociis natoque penatibus et magnis dis parturient montes, nascetur ridiculus mus. Etiam ligula pede, sagittis quis, interdum ultricies, scelerisque eu. Class aptent taciti sociosqu ad litora torquent per conubia nostra, per inceptos hymenaeos. Donec quis nibh at felis congue commodo. Pellentesque ipsum. Duis bibendum, lectus ut viverra rhoncus, dolor nunc faucibus libero, eget facilisis enim ipsum id lacus.</text:p>
      <text:p text:style-name="P2">Sed ut perspiciatis unde omnis iste natus error sit voluptatem accusantium doloremque laudantium, totam rem aperiam, eaque ipsa quae ab illo inventore veritatis et quasi architecto beatae vitae dicta sunt explicabo. Morbi leo mi, nonummy eget tristique non, rhoncus non leo. Class aptent taciti sociosqu ad litora torquent per conubia nostra, per inceptos hymenaeos. Integer lacinia. Mauris metus. Donec ipsum massa, ullamcorper in, auctor et, scelerisque sed, est. Quis autem vel eum iure reprehenderit qui in ea voluptate velit esse quam nihil molestiae consequatur, vel illum qui dolorem eum fugiat quo voluptas nulla pariatur? Nulla non arcu lacinia neque faucibus fringilla. Fusce wisi. Fusce suscipit libero eget elit. Etiam quis quam. Aliquam ante. Aliquam in lorem sit amet leo accumsan lacinia. Maecenas sollicitudin.</text:p>
      <text:p text:style-name="P2">Aliquam id dolor. Vestibulum fermentum tortor id mi. Mauris metus. Duis aute irure dolor in reprehenderit in voluptate velit esse cillum dolore eu fugiat nulla pariatur. Maecenas libero. Maecenas lorem. Aenean placerat. Duis viverra diam non justo. Nulla quis diam. Nullam lectus justo, vulputate eget mollis sed, tempor sed magna. Curabitur vitae diam non enim vestibulum interdum. Praesent in mauris eu tortor porttitor accumsan. Curabitur ligula sapien, pulvinar a vestibulum quis, facilisis vel sapien. Aliquam erat volutpat. Aliquam ornare wisi eu metus. Vivamus luctus egestas leo. Aliquam erat volutpat. Fusce dui leo, imperdiet in, aliquam sit amet, feugiat eu, orci.</text:p>
      <text:p text:style-name="P2">Itaque earum rerum hic tenetur a sapiente delectus, ut aut reiciendis voluptatibus maiores alias consequatur aut perferendis doloribus asperiores repellat. Fusce tellus odio, dapibus id fermentum quis, suscipit id erat. Proin pede metus, vulputate nec, fermentum fringilla, vehicula vitae, justo. Fusce dui leo, imperdiet in, aliquam sit amet, feugiat eu, orci. Nulla non lectus sed nisl molestie malesuada. Mauris tincidunt sem sed arcu. Etiam dictum tincidunt diam. Fusce tellus odio, dapibus id fermentum quis, suscipit id erat. Quisque tincidunt scelerisque libero. Maecenas fermentum, sem in pharetra pellentesque, velit turpis volutpat ante, in pharetra metus odio a lectus. Vestibulum fermentum tortor id mi.</text:p>
      <text:p text:style-name="P2">Nullam sit amet magna in magna gravida vehicula. Phasellus rhoncus. Etiam dui sem, fermentum vitae, sagittis id, malesuada in, quam. Vestibulum erat nulla, ullamcorper nec, rutrum non, nonummy ac, erat. Aliquam erat volutpat. Integer imperdiet lectus quis justo. Cum sociis natoque penatibus et magnis dis parturient montes, nascetur ridiculus mus. Etiam posuere lacus quis dolor. Vestibulum fermentum tortor id mi. Duis ante orci, molestie vitae vehicula venenatis, tincidunt ac pede. Cras pede libero, dapibus nec, pretium sit amet, tempor quis. Nulla est. Fusce dui leo, imperdiet in, aliquam sit amet, feugiat eu, orci. Sed elit dui, pellentesque a, faucibus vel, interdum nec, diam. Curabitur ligula sapien, <text:soft-page-break/>pulvinar a vestibulum quis, facilisis vel sapien. Integer tempor. Phasellus enim erat, vestibulum vel, aliquam a, posuere eu, velit. Fusce consectetuer risus a nunc.</text:p>
      <text:p text:style-name="P2">Neque porro quisquam est, qui dolorem ipsum quia dolor sit amet, consectetur, adipisci velit, sed quia non numquam eius modi tempora incidunt ut labore et dolore magnam aliquam quaerat voluptatem. Aliquam erat volutpat. Proin mattis lacinia justo. Sed ac dolor sit amet purus malesuada congue. Fusce suscipit libero eget elit. Curabitur sagittis hendrerit ante. Class aptent taciti sociosqu ad litora torquent per conubia nostra, per inceptos hymenaeos. Vivamus luctus egestas leo. Morbi leo mi, nonummy eget tristique non, rhoncus non leo. Etiam egestas wisi a erat. Et harum quidem rerum facilis est et expedita distinctio. Suspendisse nisl. Donec iaculis gravida nulla. Aliquam ante. Etiam quis quam. Fusce aliquam vestibulum ipsum.</text:p>
      <text:p text:style-name="P2">Aenean fermentum risus id tortor. Nam sed tellus id magna elementum tincidunt. Nullam feugiat, turpis at pulvinar vulputate, erat libero tristique tellus, nec bibendum odio risus sit amet ante. Nullam rhoncus aliquam metus. Etiam posuere lacus quis dolor. Phasellus faucibus molestie nisl. Ut enim ad minim veniam, quis nostrud exercitation ullamco laboris nisi ut aliquip ex ea commodo consequat. Nullam eget nisl. Nullam feugiat, turpis at pulvinar vulputate, erat libero tristique tellus, nec bibendum odio risus sit amet ante. Nunc dapibus tortor vel mi dapibus sollicitudin.</text:p>
      <text:p text:style-name="P2">Duis aute irure dolor in reprehenderit in voluptate velit esse cillum dolore eu fugiat nulla pariatur. Aliquam ante. Integer malesuada. Mauris dolor felis, sagittis at, luctus sed, aliquam non, tellus. Etiam bibendum elit eget erat. Mauris dictum facilisis augue. Fusce nibh. Donec ipsum massa, ullamcorper in, auctor et, scelerisque sed, est. Mauris tincidunt sem sed arcu. Aenean placerat. Suspendisse sagittis ultrices augue. Quisque tincidunt scelerisque libero. Etiam bibendum elit eget erat. Nullam feugiat, turpis at pulvinar vulputate, erat libero tristique tellus, nec bibendum odio risus sit amet ante. Aliquam id dolor. Nemo enim ipsam voluptatem quia voluptas sit aspernatur aut odit aut fugit, sed quia consequuntur magni dolores eos qui ratione voluptatem sequi nesciunt. Praesent vitae arcu tempor neque lacinia pretium.</text:p>
      <text:p text:style-name="P2">Fusce tellus odio, dapibus id fermentum quis, suscipit id erat. Nunc tincidunt ante vitae massa. Aenean id metus id velit ullamcorper pulvinar. Integer in sapien. Phasellus rhoncus. Etiam dictum tincidunt diam. Donec iaculis gravida nulla. Etiam neque. Duis pulvinar. Nullam dapibus fermentum ipsum. Mauris dictum facilisis augue. Fusce tellus. Class aptent taciti sociosqu ad litora torquent per conubia nostra, per inceptos hymenaeos. Quisque tincidunt scelerisque libero. Curabitur ligula sapien, pulvinar a vestibulum quis, facilisis vel sapien. Suspendisse sagittis ultrices augue. Nulla pulvinar eleifend sem. Duis ante orci, molestie vitae vehicula venenatis, tincidunt ac pede. In convallis.</text:p>
      <text:p text:style-name="P2">Maecenas libero. Mauris metus. Duis sapien nunc, commodo et, interdum suscipit, sollicitudin et, dolor. In convallis. Donec vitae arcu. Duis pulvinar. Nullam lectus justo, vulputate eget mollis sed, tempor sed magna. Pellentesque sapien. Morbi leo mi, nonummy eget tristique non, rhoncus non leo. Nulla non lectus sed nisl molestie malesuada. Vivamus luctus egestas leo. Aenean placerat. Lorem ipsum dolor sit amet, <text:soft-page-break/>consectetuer adipiscing elit. Nulla quis diam. Morbi imperdiet, mauris ac auctor dictum, nisl ligula egestas nulla, et sollicitudin sem purus in lacus. Maecenas aliquet accumsan leo. Proin pede metus, vulputate nec, fermentum fringilla, vehicula vitae, justo. Nullam lectus justo, vulputate eget mollis sed, tempor sed magna.</text:p>
      <text:p text:style-name="P2">Maecenas ipsum velit, consectetuer eu lobortis ut, dictum at dui. Phasellus et lorem id felis nonummy placerat. Vivamus porttitor turpis ac leo. Integer imperdiet lectus quis justo. Etiam posuere lacus quis dolor. Nullam rhoncus aliquam metus. Praesent id justo in neque elementum ultrices. Aliquam ante. Integer vulputate sem a nibh rutrum consequat. Aliquam id dolor. In sem justo, commodo ut, suscipit at, pharetra vitae, orci. Nunc auctor. Nullam lectus justo, vulputate eget mollis sed, tempor sed magna. Praesent vitae arcu tempor neque lacinia pretium. Phasellus faucibus molestie nisl. Itaque earum rerum hic tenetur a sapiente delectus, ut aut reiciendis voluptatibus maiores alias consequatur aut perferendis doloribus asperiores repellat.</text:p>
      <text:p text:style-name="P2">Sed elit dui, pellentesque a, faucibus vel, interdum nec, diam. Aenean id metus id velit ullamcorper pulvinar. In rutrum. Curabitur bibendum justo non orci. Proin in tellus sit amet nibh dignissim sagittis. Nemo enim ipsam voluptatem quia voluptas sit aspernatur aut odit aut fugit, sed quia consequuntur magni dolores eos qui ratione voluptatem sequi nesciunt. Sed elit dui, pellentesque a, faucibus vel, interdum nec, diam. Nulla est. Etiam dui sem, fermentum vitae, sagittis id, malesuada in, quam. Lorem ipsum dolor sit amet, consectetuer adipiscing elit. Morbi leo mi, nonummy eget tristique non, rhoncus non leo. Etiam neque. Nulla pulvinar eleifend sem. Integer malesuada. Nemo enim ipsam voluptatem quia voluptas sit aspernatur aut odit aut fugit, sed quia consequuntur magni dolores eos qui ratione voluptatem sequi nesciunt. Fusce wisi. Sed convallis magna eu sem. Nullam eget nisl.</text:p>
      <text:p text:style-name="P2">Nam sed tellus id magna elementum tincidunt. Temporibus autem quibusdam et aut officiis debitis aut rerum necessitatibus saepe eveniet ut et voluptates repudiandae sint et molestiae non recusandae. Nemo enim ipsam voluptatem quia voluptas sit aspernatur aut odit aut fugit, sed quia consequuntur magni dolores eos qui ratione voluptatem sequi nesciunt. Praesent vitae arcu tempor neque lacinia pretium. Aliquam in lorem sit amet leo accumsan lacinia. Aenean vel massa quis mauris vehicula lacinia. Nullam sapien sem, ornare ac, nonummy non, lobortis a enim. Etiam neque. Curabitur ligula sapien, pulvinar a vestibulum quis, facilisis vel sapien. Itaque earum rerum hic tenetur a sapiente delectus, ut aut reiciendis voluptatibus maiores alias consequatur aut perferendis doloribus asperiores repellat.</text:p>
      <text:p text:style-name="P2">Fusce suscipit libero eget elit. Fusce consectetuer risus a nunc. Integer pellentesque quam vel velit. Pellentesque ipsum. Ut tempus purus at lorem. Maecenas ipsum velit, consectetuer eu lobortis ut, dictum at dui. Fusce nibh. Praesent vitae arcu tempor neque lacinia pretium. Phasellus rhoncus. Maecenas lorem. Nemo enim ipsam voluptatem quia voluptas sit aspernatur aut odit aut fugit, sed quia consequuntur magni dolores eos qui ratione voluptatem sequi nesciunt. Phasellus et lorem id felis nonummy placerat. Morbi scelerisque luctus velit. Aenean fermentum risus id tortor.</text:p>
      <text:p text:style-name="P2"><text:soft-page-break/>Vestibulum fermentum tortor id mi. Integer pellentesque quam vel velit. In laoreet, magna id viverra tincidunt, sem odio bibendum justo, vel imperdiet sapien wisi sed libero. Nemo enim ipsam voluptatem quia voluptas sit aspernatur aut odit aut fugit, sed quia consequuntur magni dolores eos qui ratione voluptatem sequi nesciunt. Phasellus enim erat, vestibulum vel, aliquam a, posuere eu, velit. Etiam quis quam. Nullam eget nisl. Praesent id justo in neque elementum ultrices. Nullam sit amet magna in magna gravida vehicula. Nullam lectus justo, vulputate eget mollis sed, tempor sed magna. Aliquam ornare wisi eu metus. Etiam sapien elit, consequat eget, tristique non, venenatis quis, ante. Sed convallis magna eu sem. Integer rutrum, orci vestibulum ullamcorper ultricies, lacus quam ultricies odio, vitae placerat pede sem sit amet enim. Nulla non arcu lacinia neque faucibus fringilla.</text:p>
      <text:p text:style-name="P2">Nullam feugiat, turpis at pulvinar vulputate, erat libero tristique tellus, nec bibendum odio risus sit amet ante. Etiam neque. Nunc dapibus tortor vel mi dapibus sollicitudin. Donec iaculis gravida nulla. Phasellus enim erat, vestibulum vel, aliquam a, posuere eu, velit. Class aptent taciti sociosqu ad litora torquent per conubia nostra, per inceptos hymenaeos. Excepteur sint occaecat cupidatat non proident, sunt in culpa qui officia deserunt mollit anim id est laborum. Phasellus rhoncus. Pellentesque habitant morbi tristique senectus et netus et malesuada fames ac turpis egestas. Temporibus autem quibusdam et aut officiis debitis aut rerum necessitatibus saepe eveniet ut et voluptates repudiandae sint et molestiae non recusandae.</text:p>
      <text:p text:style-name="P2">Nemo enim ipsam voluptatem quia voluptas sit aspernatur aut odit aut fugit, sed quia consequuntur magni dolores eos qui ratione voluptatem sequi nesciunt. Integer tempor. Pellentesque arcu. Fusce tellus. Praesent id justo in neque elementum ultrices. Phasellus enim erat, vestibulum vel, aliquam a, posuere eu, velit. Donec vitae arcu. Mauris metus. Praesent vitae arcu tempor neque lacinia pretium. Donec quis nibh at felis congue commodo. Etiam ligula pede, sagittis quis, interdum ultricies, scelerisque eu.</text:p>
      <text:p text:style-name="P2">Maecenas lorem. Vivamus porttitor turpis ac leo. Mauris elementum mauris vitae tortor. Praesent id justo in neque elementum ultrices. Duis bibendum, lectus ut viverra rhoncus, dolor nunc faucibus libero, eget facilisis enim ipsum id lacus. Praesent dapibus. Nullam dapibus fermentum ipsum. Maecenas libero. Pellentesque arcu. Mauris suscipit, ligula sit amet pharetra semper, nibh ante cursus purus, vel sagittis velit mauris vel metus. Cum sociis natoque penatibus et magnis dis parturient montes, nascetur ridiculus mus. Quisque tincidunt scelerisque libero. Curabitur vitae diam non enim vestibulum interdum.</text:p>
      <text:p text:style-name="P2">In rutrum. Mauris metus. Cum sociis natoque penatibus et magnis dis parturient montes, nascetur ridiculus mus. Phasellus et lorem id felis nonummy placerat. Nulla turpis magna, cursus sit amet, suscipit a, interdum id, felis. Duis aute irure dolor in reprehenderit in voluptate velit esse cillum dolore eu fugiat nulla pariatur. Nullam justo enim, consectetuer nec, ullamcorper ac, vestibulum in, elit. Nullam feugiat, turpis at pulvinar vulputate, erat libero tristique tellus, nec bibendum odio risus sit amet ante. Duis condimentum augue id magna semper rutrum. Cum sociis natoque penatibus et magnis dis parturient montes, nascetur ridiculus mus. Etiam neque. Nam sed tellus id magna elementum tincidunt. Etiam dui sem, fermentum vitae, sagittis id, malesuada in, quam. <text:soft-page-break/>Aliquam erat volutpat. Suspendisse sagittis ultrices augue. Donec quis nibh at felis congue commodo. Nullam rhoncus aliquam metus.</text:p>
      <text:p text:style-name="P2">Nullam feugiat, turpis at pulvinar vulputate, erat libero tristique tellus, nec bibendum odio risus sit amet ante. Nunc auctor. Curabitur ligula sapien, pulvinar a vestibulum quis, facilisis vel sapien. Nunc tincidunt ante vitae massa. Aliquam erat volutpat. Pellentesque habitant morbi tristique senectus et netus et malesuada fames ac turpis egestas. Nullam rhoncus aliquam metus. Proin mattis lacinia justo. Maecenas fermentum, sem in pharetra pellentesque, velit turpis volutpat ante, in pharetra metus odio a lectus. Duis pulvinar. Mauris metus. Aliquam erat volutpat. Etiam commodo dui eget wisi. Phasellus et lorem id felis nonummy placerat. Curabitur bibendum justo non orci. Integer in sapien. Phasellus enim erat, vestibulum vel, aliquam a, posuere eu, velit. Sed convallis magna eu sem. Phasellus faucibus molestie nisl.</text:p>
      <text:p text:style-name="P1">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21:29:24.163000000</meta:creation-date>
    <dc:date>2017-04-09T21:29:55.440000000</dc:date>
    <meta:editing-duration>PT32S</meta:editing-duration>
    <meta:editing-cycles>1</meta:editing-cycles>
    <meta:document-statistic meta:table-count="0" meta:image-count="0" meta:object-count="0" meta:page-count="12" meta:paragraph-count="51" meta:word-count="5717" meta:character-count="39087" meta:non-whitespace-character-count="33419"/>
    <meta:generator>LibreOffice/5.3.2.2$Windows_x86 LibreOffice_project/6cd4f1ef626f15116896b1d8e1398b56da0d0ee1</meta:generator>
  </office:meta>
</office:document-meta>
</file>